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lázat2" style:family="table">
      <style:table-properties style:width="2.1167in" table:align="left"/>
    </style:style>
    <style:style style:name="Táblázat2.A" style:family="table-column">
      <style:table-column-properties style:column-width="2.1167in"/>
    </style:style>
    <style:style style:name="Táblázat2.A1" style:family="table-cell">
      <style:table-cell-properties style:vertical-align="middle" fo:padding="0.0194in" fo:border="none"/>
    </style:style>
    <style:style style:name="Táblázat3" style:family="table">
      <style:table-properties style:width="0.9486in" table:align="left"/>
    </style:style>
    <style:style style:name="Táblázat3.A" style:family="table-column">
      <style:table-column-properties style:column-width="0.9486in"/>
    </style:style>
    <style:style style:name="Táblázat3.A1" style:family="table-cell">
      <style:table-cell-properties style:vertical-align="middle" fo:padding="0.0194in" fo:border="none"/>
    </style:style>
    <style:style style:name="Táblázat4" style:family="table">
      <style:table-properties style:width="2.0153in" table:align="left"/>
    </style:style>
    <style:style style:name="Táblázat4.A" style:family="table-column">
      <style:table-column-properties style:column-width="2.0153in"/>
    </style:style>
    <style:style style:name="Táblázat4.A1" style:family="table-cell">
      <style:table-cell-properties style:vertical-align="middle" fo:padding="0.0194in" fo:border="none"/>
    </style:style>
    <style:style style:name="Táblázat5" style:family="table">
      <style:table-properties style:width="3.4625in" table:align="left"/>
    </style:style>
    <style:style style:name="Táblázat5.A" style:family="table-column">
      <style:table-column-properties style:column-width="3.4625in"/>
    </style:style>
    <style:style style:name="Táblázat5.A1" style:family="table-cell">
      <style:table-cell-properties style:vertical-align="middle" fo:padding="0.0194in" fo:border="none"/>
    </style:style>
    <style:style style:name="Táblázat6" style:family="table">
      <style:table-properties style:width="0.3653in" table:align="left"/>
    </style:style>
    <style:style style:name="Táblázat6.A" style:family="table-column">
      <style:table-column-properties style:column-width="0.3653in"/>
    </style:style>
    <style:style style:name="Táblázat6.A1" style:family="table-cell">
      <style:table-cell-properties style:vertical-align="middle" fo:padding="0.0194in" fo:border="none"/>
    </style:style>
    <style:style style:name="Táblázat7" style:family="table">
      <style:table-properties style:width="3.4236in" table:align="left"/>
    </style:style>
    <style:style style:name="Táblázat7.A" style:family="table-column">
      <style:table-column-properties style:column-width="3.4236in"/>
    </style:style>
    <style:style style:name="Táblázat7.A1" style:family="table-cell">
      <style:table-cell-properties style:vertical-align="middle" fo:padding="0.0194in" fo:border="none"/>
    </style:style>
    <style:style style:name="Táblázat8" style:family="table">
      <style:table-properties style:width="3.4625in" table:align="left"/>
    </style:style>
    <style:style style:name="Táblázat8.A" style:family="table-column">
      <style:table-column-properties style:column-width="3.4625in"/>
    </style:style>
    <style:style style:name="Táblázat8.A1" style:family="table-cell">
      <style:table-cell-properties style:vertical-align="middle" fo:padding="0.0194in" fo:border="none"/>
    </style:style>
    <style:style style:name="Táblázat9" style:family="table">
      <style:table-properties style:width="0.3653in" table:align="left"/>
    </style:style>
    <style:style style:name="Táblázat9.A" style:family="table-column">
      <style:table-column-properties style:column-width="0.3653in"/>
    </style:style>
    <style:style style:name="Táblázat9.A1" style:family="table-cell">
      <style:table-cell-properties style:vertical-align="middle" fo:padding="0.0194in" fo:border="none"/>
    </style:style>
    <style:style style:name="Táblázat10" style:family="table">
      <style:table-properties style:width="3.4236in" table:align="left"/>
    </style:style>
    <style:style style:name="Táblázat10.A" style:family="table-column">
      <style:table-column-properties style:column-width="3.4236in"/>
    </style:style>
    <style:style style:name="Táblázat10.A1" style:family="table-cell">
      <style:table-cell-properties style:vertical-align="middle" fo:padding="0.0194in" fo:border="none"/>
    </style:style>
    <style:style style:name="Táblázat11" style:family="table">
      <style:table-properties style:width="0.9486in" table:align="left"/>
    </style:style>
    <style:style style:name="Táblázat11.A" style:family="table-column">
      <style:table-column-properties style:column-width="0.9486in"/>
    </style:style>
    <style:style style:name="Táblázat11.A1" style:family="table-cell">
      <style:table-cell-properties style:vertical-align="middle" fo:padding="0.0194in" fo:border="none"/>
    </style:style>
    <style:style style:name="Táblázat12" style:family="table">
      <style:table-properties style:width="0.4486in" table:align="left"/>
    </style:style>
    <style:style style:name="Táblázat12.A" style:family="table-column">
      <style:table-column-properties style:column-width="0.4486in"/>
    </style:style>
    <style:style style:name="Táblázat12.A1" style:family="table-cell">
      <style:table-cell-properties style:vertical-align="middle" fo:padding="0.0194in" fo:border="none"/>
    </style:style>
    <style:style style:name="Táblázat13" style:family="table">
      <style:table-properties style:width="3.3833in" table:align="left"/>
    </style:style>
    <style:style style:name="Táblázat13.A" style:family="table-column">
      <style:table-column-properties style:column-width="3.3833in"/>
    </style:style>
    <style:style style:name="Táblázat13.A1" style:family="table-cell">
      <style:table-cell-properties style:vertical-align="middle" fo:padding="0.0194in" fo:border="none"/>
    </style:style>
    <style:style style:name="Táblázat14" style:family="table">
      <style:table-properties style:width="3.2819in" table:align="left"/>
    </style:style>
    <style:style style:name="Táblázat14.A" style:family="table-column">
      <style:table-column-properties style:column-width="3.2819in"/>
    </style:style>
    <style:style style:name="Táblázat14.A1" style:family="table-cell">
      <style:table-cell-properties style:vertical-align="middle" fo:padding="0.0194in" fo:border="none"/>
    </style:style>
    <style:style style:name="P1" style:family="paragraph" style:parent-style-name="Heading_20_3">
      <style:paragraph-properties fo:break-before="page"/>
    </style:style>
    <style:style style:name="P2" style:family="paragraph" style:parent-style-name="Table_20_Contents">
      <style:text-properties fo:font-size="2pt" style:font-size-asian="2pt" style:font-size-complex="2pt"/>
    </style:style>
    <style:style style:name="P3" style:family="paragraph" style:parent-style-name="Preformatted_20_Text">
      <style:paragraph-properties fo:margin-top="0in" fo:margin-bottom="0.1965in"/>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top="0in" fo:margin-bottom="0in"/>
    </style:style>
    <style:style style:name="P7" style:family="paragraph" style:parent-style-name="Text_20_body" style:list-style-name="L1">
      <style:paragraph-properties fo:margin-top="0in" fo:margin-bottom="0in"/>
    </style:style>
    <style:style style:name="T1" style:family="text">
      <style:text-properties style:text-position="-33% 80%"/>
    </style:style>
    <style:style style:name="T2" style:family="text">
      <style:text-properties fo:font-weight="bold"/>
    </style:style>
    <style:style style:name="T3" style:family="text">
      <style:text-properties style:text-position="33% 80%"/>
    </style:style>
    <style:style style:name="T4" style:family="text">
      <style:text-properties fo:font-style="italic"/>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ImportantSequence)</text:h>
      <text:p text:style-name="Text_20_body">Little Rudolph had an important sequence of positive integers. The sequence consisted of N positive integers a<text:span text:style-name="T1">0</text:span>, a<text:span text:style-name="T1">1</text:span>, .., a<text:span text:style-name="T1">N-1</text:span>. </text:p>
      <text:p text:style-name="Text_20_body">Rudolph wrote the sequence onto the blackboard in the classroom. While Rudolph had gone out, little Arthur came into the classroom and saw the sequence. Arthur likes to play with numbers as much as he likes to give his friends puzzles. So he did the following: </text:p>
      <text:list xml:id="list34301512" text:style-name="L1">
        <text:list-item>
          <text:p text:style-name="P7">First, he wrote a '+' or a '-' between each pair of consecutive numbers (possibly using different signs for different pairs of numbers). </text:p>
        </text:list-item>
        <text:list-item>
          <text:p text:style-name="P7">Next, for each sign he computed the result of the corresponding operation and wrote it under the sign. I.e., if he used the '+' sign between a<text:span text:style-name="T1">i</text:span> and a<text:span text:style-name="T1">i+1</text:span>, he would write the sum a<text:span text:style-name="T1">i</text:span>+a<text:span text:style-name="T1">i+1</text:span> under this '+' sign. Similarly, if he used the '-' sign between a<text:span text:style-name="T1">i</text:span> and a<text:span text:style-name="T1">i+1</text:span>, he would write the difference a<text:span text:style-name="T1">i</text:span>-a<text:span text:style-name="T1">i+1</text:span>. In this way he obtained a new sequence of N-1 numbers b<text:span text:style-name="T1">0</text:span>, b<text:span text:style-name="T1">1</text:span>, .., b<text:span text:style-name="T1">N-2</text:span>. </text:p>
        </text:list-item>
        <text:list-item>
          <text:p text:style-name="P4">Finally, he erased the original sequence. Now there was only the operator sequence o<text:span text:style-name="T1">0</text:span>, o<text:span text:style-name="T1">1</text:span>, .., o<text:span text:style-name="T1">N-2</text:span> and the resulting number sequence b<text:span text:style-name="T1">0</text:span>, b<text:span text:style-name="T1">2</text:span>, .., b<text:span text:style-name="T1">N-2</text:span> left on the blackboard. </text:p>
        </text:list-item>
      </text:list>
      <text:p text:style-name="Text_20_body">For example, if the original sequence was {1, 2, 3, 4}, and Arthur wrote operators {+, -, +}, then the content of the blackboard changed like this: <text:line-break/></text:p>
      <text:p text:style-name="P3">1 <text:s text:c="2"/>2 <text:s text:c="2"/>3 <text:s text:c="2"/>4 <text:s text:c="3"/>-&gt; <text:s text:c="3"/>1 + 2 - 3 + 4 <text:s text:c="3"/>-&gt; <text:s text:c="3"/>1 + 2 - 3 + 4 <text:s text:c="3"/>-&gt; <text:s text:c="4"/>+ <text:s/>- <text:s/>+</text:p>
      <text:p text:style-name="P3"><text:s text:c="48"/>3 <text:s/>-1 <text:s text:c="2"/>7 <text:s text:c="12"/>3 -1 <text:s/>7</text:p>
      <text:p text:style-name="Text_20_body">When Rudolph returned, he was shocked as his important sequence had disappeared. Arthur quickly told him what operations he had performed and that Rudolph has to simply reconstruct the orginal sequence. <text:line-break/><text:line-break/>Unfortunately, little Arthur did not realize that it is not necessarily possible to determine the original sequence uniquely. For example, both original sequences {1, 2, 3, 4} and {2, 1, 2, 5} lead to the same sequence {3, -1, 7} when operator sequence is {+, -, +}. <text:line-break/><text:line-break/>The only thing Rudolph remembers about his original sequence is that all the integers were positive. Rudolph now wants to count all sequences of positive integers that match the blackboard. You are given int[] <text:span text:style-name="T2">B</text:span> and String <text:span text:style-name="T2">operators</text:span> both containing N-1 elements. The i-th element of <text:span text:style-name="T2">B</text:span> is the number b<text:span text:style-name="T1">i</text:span> and i-th element of <text:span text:style-name="T2">operators</text:span> will be '+' or '-', meaning that the i-th operator is + or -, respectively. Return the number of different positive integer sequences A that lead to sequence B when operators <text:span text:style-name="T2">operators</text:span> are used in the way described. If there are infinitely many such sequences, return -1. Note that there may be test cases where no valid sequence A exists. For such test cases the correct return value is 0. </text:p>
      <text:h text:style-name="Heading_20_3" text:outline-level="3"/>
      <text:h text:style-name="P1" text:outline-level="3">Notes</text:h>
      <text:p text:style-name="Text_20_body">It is guaranteed that the correct answer will always fit into the 32-bit signed integer type.</text:p>
      <text:p text:style-name="Text_20_body">The integer 0 (zero) is not positive. It may not occur in Rudolph's original sequence.</text:p>
      <text:h text:style-name="Heading_20_3" text:outline-level="3">Constraints</text:h>
      <text:list xml:id="list34307542" text:style-name="L2">
        <text:list-item>
          <text:p text:style-name="P5"><text:span text:style-name="T2">B</text:span> will contain between 1 and 50 elements, inclusive.</text:p>
        </text:list-item>
        <text:list-item>
          <text:p text:style-name="P5"><text:span text:style-name="T2">operators</text:span> will contain the same number of characters as the number of elements in <text:span text:style-name="T2">B</text:span>.</text:p>
        </text:list-item>
        <text:list-item>
          <text:p text:style-name="P5">Each element of <text:span text:style-name="T2">B</text:span> will be between -1000000000 (-10<text:span text:style-name="T3">9</text:span>) and 1000000000 (10<text:span text:style-name="T3">9</text:span>), inclusive.</text:p>
        </text:list-item>
        <text:list-item>
          <text:p text:style-name="P5">Each character in <text:span text:style-name="T2">operators</text:span> will be either '+' or '-' (quotes for clarity).</text:p>
        </text:list-item>
      </text:list>
      <text:h text:style-name="Heading_20_3" text:outline-level="3">Examples</text:h>
      <text:section text:style-name="Sect1" text:name="Szakasz1">
        <text:p text:style-name="Text_20_body"/>
        <text:p text:style-name="P6">0)    </text:p>
        <table:table table:name="Táblázat2" table:style-name="Táblázat2">
          <table:table-column table:style-name="Táblázat2.A"/>
          <table:table-row>
            <table:table-cell table:style-name="Táblázat2.A1" office:value-type="string">
              <table:table table:name="Táblázat3" table:style-name="Táblázat3">
                <table:table-column table:style-name="Táblázat3.A"/>
                <table:table-row>
                  <table:table-cell table:style-name="Táblázat3.A1" office:value-type="string">
                    <text:p text:style-name="P3">{3, -1, 7}</text:p>
                  </table:table-cell>
                </table:table-row>
                <table:table-row>
                  <table:table-cell table:style-name="Táblázat3.A1" office:value-type="string">
                    <text:p text:style-name="P3">"+-+"</text:p>
                  </table:table-cell>
                </table:table-row>
              </table:table>
              <text:p text:style-name="P2"/>
            </table:table-cell>
          </table:table-row>
          <table:table-row>
            <table:table-cell table:style-name="Táblázat2.A1" office:value-type="string">
              <text:p text:style-name="Preformatted_20_Text">Returns: 2</text:p>
              <table:table table:name="Táblázat4" table:style-name="Táblázat4">
                <table:table-column table:style-name="Táblázat4.A"/>
                <table:table-row>
                  <table:table-cell table:style-name="Táblázat4.A1" office:value-type="string">
                    <text:p text:style-name="Table_20_Contents">From the problem statement.</text:p>
                  </table:table-cell>
                </table:table-row>
              </table:table>
              <text:p text:style-name="Table_20_Contents"/>
            </table:table-cell>
          </table:table-row>
          <table:table-row>
            <table:table-cell table:style-name="Táblázat2.A1" office:value-type="string">
              <text:p text:style-name="P2"/>
            </table:table-cell>
          </table:table-row>
        </table:table>
        <text:p text:style-name="P6">1)    </text:p>
        <table:table table:name="Táblázat5" table:style-name="Táblázat5">
          <table:table-column table:style-name="Táblázat5.A"/>
          <table:table-row>
            <table:table-cell table:style-name="Táblázat5.A1" office:value-type="string">
              <table:table table:name="Táblázat6" table:style-name="Táblázat6">
                <table:table-column table:style-name="Táblázat6.A"/>
                <table:table-row>
                  <table:table-cell table:style-name="Táblázat6.A1" office:value-type="string">
                    <text:p text:style-name="P3">{1}</text:p>
                  </table:table-cell>
                </table:table-row>
                <table:table-row>
                  <table:table-cell table:style-name="Táblázat6.A1" office:value-type="string">
                    <text:p text:style-name="P3">"-"</text:p>
                  </table:table-cell>
                </table:table-row>
              </table:table>
              <text:p text:style-name="P2"/>
            </table:table-cell>
          </table:table-row>
          <table:table-row>
            <table:table-cell table:style-name="Táblázat5.A1" office:value-type="string">
              <text:p text:style-name="Preformatted_20_Text">Returns: -1</text:p>
              <table:table table:name="Táblázat7" table:style-name="Táblázat7">
                <table:table-column table:style-name="Táblázat7.A"/>
                <table:table-row>
                  <table:table-cell table:style-name="Táblázat7.A1" office:value-type="string">
                    <text:p text:style-name="Table_20_Contents">There are infinitely many pairs of positive integers that differ by one.</text:p>
                  </table:table-cell>
                </table:table-row>
              </table:table>
              <text:p text:style-name="Table_20_Contents"/>
            </table:table-cell>
          </table:table-row>
          <table:table-row>
            <table:table-cell table:style-name="Táblázat5.A1" office:value-type="string">
              <text:p text:style-name="P2"/>
            </table:table-cell>
          </table:table-row>
        </table:table>
        <text:p text:style-name="P6">2)    </text:p>
        <table:table table:name="Táblázat8" table:style-name="Táblázat8">
          <table:table-column table:style-name="Táblázat8.A"/>
          <table:table-row>
            <table:table-cell table:style-name="Táblázat8.A1" office:value-type="string">
              <table:table table:name="Táblázat9" table:style-name="Táblázat9">
                <table:table-column table:style-name="Táblázat9.A"/>
                <table:table-row>
                  <table:table-cell table:style-name="Táblázat9.A1" office:value-type="string">
                    <text:p text:style-name="P3">{1}</text:p>
                  </table:table-cell>
                </table:table-row>
                <table:table-row>
                  <table:table-cell table:style-name="Táblázat9.A1" office:value-type="string">
                    <text:p text:style-name="P3">"+"</text:p>
                  </table:table-cell>
                </table:table-row>
              </table:table>
              <text:p text:style-name="P2"/>
            </table:table-cell>
          </table:table-row>
          <table:table-row>
            <table:table-cell table:style-name="Táblázat8.A1" office:value-type="string">
              <text:p text:style-name="Preformatted_20_Text">Returns: 0</text:p>
              <table:table table:name="Táblázat10" table:style-name="Táblázat10">
                <table:table-column table:style-name="Táblázat10.A"/>
                <table:table-row>
                  <table:table-cell table:style-name="Táblázat10.A1" office:value-type="string">
                    <text:p text:style-name="Table_20_Contents">Note that all numbers a<text:span text:style-name="T1">i</text:span> have to be positive integers.</text:p>
                  </table:table-cell>
                </table:table-row>
              </table:table>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áblázat8.A1" office:value-type="string">
              <text:p text:style-name="P2"/>
            </table:table-cell>
          </table:table-row>
        </table:table>
        <text:p text:style-name="P6">3)    </text:p>
        <table:table table:name="Táblázat11" table:style-name="Táblázat11">
          <table:table-column table:style-name="Táblázat11.A"/>
          <table:table-row>
            <table:table-cell table:style-name="Táblázat11.A1" office:value-type="string">
              <table:table table:name="Táblázat12" table:style-name="Táblázat12">
                <table:table-column table:style-name="Táblázat12.A"/>
                <table:table-row>
                  <table:table-cell table:style-name="Táblázat12.A1" office:value-type="string">
                    <text:p text:style-name="P3">{10}</text:p>
                  </table:table-cell>
                </table:table-row>
                <table:table-row>
                  <table:table-cell table:style-name="Táblázat12.A1" office:value-type="string">
                    <text:p text:style-name="P3">"+"</text:p>
                  </table:table-cell>
                </table:table-row>
              </table:table>
              <text:p text:style-name="P2"/>
            </table:table-cell>
          </table:table-row>
          <table:table-row>
            <table:table-cell table:style-name="Táblázat11.A1" office:value-type="string">
              <text:p text:style-name="P3">Returns: 9</text:p>
            </table:table-cell>
          </table:table-row>
          <table:table-row>
            <table:table-cell table:style-name="Táblázat11.A1" office:value-type="string">
              <text:p text:style-name="P2"/>
            </table:table-cell>
          </table:table-row>
        </table:table>
        <text:p text:style-name="P6">4)    </text:p>
        <table:table table:name="Táblázat13" table:style-name="Táblázat13">
          <table:table-column table:style-name="Táblázat13.A"/>
          <table:table-row>
            <table:table-cell table:style-name="Táblázat13.A1" office:value-type="string">
              <table:table table:name="Táblázat14" table:style-name="Táblázat14">
                <table:table-column table:style-name="Táblázat14.A"/>
                <table:table-row>
                  <table:table-cell table:style-name="Táblázat14.A1" office:value-type="string">
                    <text:p text:style-name="P3">{540, 2012, 540, 2012, 540, 2012, 540}</text:p>
                  </table:table-cell>
                </table:table-row>
                <table:table-row>
                  <table:table-cell table:style-name="Táblázat14.A1" office:value-type="string">
                    <text:p text:style-name="P3">"-+-+-+-"</text:p>
                  </table:table-cell>
                </table:table-row>
              </table:table>
              <text:p text:style-name="P2"/>
            </table:table-cell>
          </table:table-row>
          <table:table-row>
            <table:table-cell table:style-name="Táblázat13.A1" office:value-type="string">
              <text:p text:style-name="P3">Returns: 1471</text:p>
              <text:p text:style-name="P3"/>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4T14:17:34.83</meta:creation-date>
    <meta:document-statistic meta:table-count="13" meta:image-count="0" meta:object-count="0" meta:page-count="2" meta:paragraph-count="42" meta:word-count="600" meta:character-count="3430"/>
    <dc:date>2012-05-04T14:19:31.36</dc:date>
    <meta:editing-duration>PT1M56S</meta:editing-duration>
    <meta:editing-cycles>1</meta:editing-cycles>
    <meta:generator>OpenOffice.org/3.3$Win32 OpenOffice.org_project/330m20$Build-9567</meta:generator>
  </office:meta>
</office:document-meta>
</file>